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Blank" svg:font-family="'Adobe Blank'"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f4dd4"/>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paragraph-rsid="00207c3f" style:font-size-asian="12pt" style:font-size-complex="12pt"/>
    </style:style>
    <style:style style:name="P4" style:family="paragraph" style:parent-style-name="Standard">
      <style:text-properties style:font-name="Liberation Serif" fo:font-size="12pt" officeooo:paragraph-rsid="0019bd55" style:font-size-asian="12pt" style:font-size-complex="12pt"/>
    </style:style>
    <style:style style:name="P5" style:family="paragraph" style:parent-style-name="Standard">
      <style:paragraph-properties fo:line-height="150%"/>
      <style:text-properties style:font-name="Liberation Serif" fo:font-size="12pt" style:font-size-asian="12pt" style:font-size-complex="12pt"/>
    </style:style>
    <style:style style:name="P6"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7" style:family="paragraph" style:parent-style-name="Standard">
      <style:paragraph-properties fo:line-height="150%"/>
      <style:text-properties style:font-name="Liberation Serif" fo:font-size="12pt" officeooo:paragraph-rsid="0027957d" style:font-size-asian="12pt" style:font-size-complex="12pt"/>
    </style:style>
    <style:style style:name="P8" style:family="paragraph" style:parent-style-name="Standard">
      <style:text-properties style:font-name="Liberation Serif" fo:font-size="12pt" officeooo:paragraph-rsid="00168eb6" style:font-size-asian="12pt" style:font-size-complex="12pt"/>
    </style:style>
    <style:style style:name="P9" style:family="paragraph" style:parent-style-name="Standard">
      <style:paragraph-properties fo:line-height="150%"/>
      <style:text-properties style:font-name="Liberation Serif" fo:font-size="12pt" fo:font-weight="bold"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Liberation Serif" fo:font-size="12pt" fo:font-weight="bold" style:font-size-asian="12pt" style:font-weight-asian="bold" style:font-size-complex="12pt" style:font-weight-complex="bold"/>
    </style:style>
    <style:style style:name="P11" style:family="paragraph" style:parent-style-name="Standard">
      <style:paragraph-properties fo:line-height="150%"/>
      <style:text-properties style:font-name="Liberation Serif" fo:font-size="12pt" style:font-size-asian="12pt" style:font-size-complex="12pt"/>
    </style:style>
    <style:style style:name="P12" style:family="paragraph" style:parent-style-name="Standard" style:master-page-name="Standard">
      <style:paragraph-properties fo:line-height="150%" fo:text-align="justify" style:justify-single-word="false" style:page-number="auto"/>
      <style:text-properties style:font-name="Liberation Serif" fo:font-size="12pt" fo:font-weight="bold" style:font-size-asian="12pt" style:font-weight-asian="bold" style:font-size-complex="12pt" style:font-weight-complex="bold"/>
    </style:style>
    <style:style style:name="P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font-name="Liberation Serif"/>
    </style:style>
    <style:style style:name="T2" style:family="text">
      <style:text-properties style:font-name="Liberation Serif" fo:font-size="12pt" fo:font-weight="bold" style:font-size-asian="12pt" style:font-size-complex="12pt"/>
    </style:style>
    <style:style style:name="T3" style:family="text">
      <style:text-properties style:font-name="Liberation Serif" fo:font-size="12pt" style:font-size-asian="12pt" style:font-size-complex="12pt"/>
    </style:style>
    <style:style style:name="T4" style:family="text">
      <style:text-properties style:font-name="Liberation Serif" fo:font-size="12pt" officeooo:rsid="00113a8f" style:font-size-asian="12pt" style:font-size-complex="12pt"/>
    </style:style>
    <style:style style:name="T5" style:family="text">
      <style:text-properties style:font-name="Liberation Serif" fo:font-size="12pt" officeooo:rsid="00113ee5" style:font-size-asian="12pt" style:font-size-complex="12pt"/>
    </style:style>
    <style:style style:name="T6" style:family="text">
      <style:text-properties style:font-name="Liberation Serif" fo:font-size="12pt" fo:font-style="italic" style:font-size-asian="12pt" style:font-style-asian="italic" style:font-size-complex="12pt"/>
    </style:style>
    <style:style style:name="T7" style:family="text">
      <style:text-properties style:font-name="Liberation Serif" officeooo:rsid="00185359"/>
    </style:style>
    <style:style style:name="T8" style:family="text">
      <style:text-properties style:font-name="Liberation Serif" fo:font-weight="bold"/>
    </style:style>
    <style:style style:name="T9" style:family="text">
      <style:text-properties officeooo:rsid="00113ee5"/>
    </style:style>
    <style:style style:name="T10" style:family="text">
      <style:text-properties officeooo:rsid="00273e58"/>
    </style:style>
    <style:style style:name="T11" style:family="text">
      <style:text-properties officeooo:rsid="001309e5"/>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113ee5" style:font-style-asian="italic" style:font-style-complex="italic"/>
    </style:style>
    <style:style style:name="T16" style:family="text">
      <style:text-properties fo:color="#00000a" fo:language="en" fo:country="GB" style:letter-kerning="false" style:font-name-asian="Calibri1" style:language-asian="en" style:country-asian="US" style:font-name-complex="DejaVu Sans" style:language-complex="ar" style:country-complex="SA"/>
    </style:style>
    <style:style style:name="T17" style:family="text">
      <style:text-properties fo:font-variant="normal" fo:text-transform="none" fo:color="#00000a" style:font-name="Liberation Serif" fo:font-size="12pt" fo:letter-spacing="normal" fo:language="en" fo:country="GB" style:letter-kerning="false" style:font-name-asian="Calibri1" style:font-size-asian="12pt" style:language-asian="en" style:country-asian="US" style:font-name-complex="DejaVu Sans" style:font-size-complex="12pt" style:language-complex="ar" style:country-complex="SA"/>
    </style:style>
    <style:style style:name="T18" style:family="text">
      <style:text-properties fo:font-variant="normal" fo:text-transform="none" fo:color="#00000a" fo:letter-spacing="normal" fo:language="en" fo:country="GB" style:letter-kerning="false" style:font-name-asian="Calibri1" style:language-asian="en" style:country-asian="US" style:font-name-complex="DejaVu Sans" style:language-complex="ar" style:country-complex="SA"/>
    </style:style>
    <style:style style:name="T19" style:family="text">
      <style:text-properties fo:font-variant="normal" fo:text-transform="none" fo:color="#00000a" fo:letter-spacing="normal" fo:language="en" fo:country="GB" officeooo:rsid="00113ee5" style:letter-kerning="false" style:font-name-asian="Calibri1" style:language-asian="en" style:country-asian="US" style:font-name-complex="DejaVu Sans" style:language-complex="ar" style:country-complex="SA"/>
    </style:style>
    <style:style style:name="T20" style:family="text">
      <style:text-properties fo:font-variant="normal" fo:text-transform="none" style:text-position="0% 100%" style:font-name="Liberation Serif" fo:font-size="12pt" style:text-underline-style="none" fo:font-weight="normal" style:font-size-asian="12pt" style:font-size-complex="12pt"/>
    </style:style>
    <style:style style:name="T21" style:family="text">
      <style:text-properties fo:font-variant="normal" fo:text-transform="none" style:text-position="0% 100%" style:font-name="Liberation Serif" fo:font-size="12pt" fo:font-style="italic" style:text-underline-style="none" fo:font-weight="normal" style:font-size-asian="12pt" style:font-style-asian="italic" style:font-size-complex="12pt"/>
    </style:style>
    <style:style style:name="T22" style:family="text">
      <style:text-properties fo:font-variant="normal" fo:text-transform="none" style:text-position="0% 100%" fo:font-style="italic" style:text-underline-style="none" fo:font-weight="normal" style:font-style-asian="italic"/>
    </style:style>
    <style:style style:name="T23" style:family="text">
      <style:text-properties fo:font-variant="normal" fo:text-transform="none" style:text-position="0% 100%" style:text-underline-style="none" fo:font-weight="normal"/>
    </style:style>
    <style:style style:name="T24" style:family="text">
      <style:text-properties fo:color="#000000" style:text-outline="false" style:text-line-through-style="none" style:text-line-through-type="none" fo:letter-spacing="normal" fo:font-style="italic" fo:text-shadow="none" style:text-underline-style="solid" style:text-underline-width="auto" style:text-underline-color="font-color" fo:font-weight="normal" style:letter-kerning="false" style:font-style-asian="italic" style:font-weight-asian="normal" style:font-style-complex="italic" style:font-weight-complex="normal" style:text-emphasize="none"/>
    </style:style>
    <style:style style:name="T25" style:family="text">
      <style:text-properties officeooo:rsid="00113a8f"/>
    </style:style>
    <style:style style:name="T26" style:family="text">
      <style:text-properties officeooo:rsid="0014a008"/>
    </style:style>
    <style:style style:name="T27" style:family="text">
      <style:text-properties fo:font-weight="normal" style:font-weight-asian="normal" style:font-weight-complex="normal"/>
    </style:style>
    <style:style style:name="T28" style:family="text">
      <style:text-properties fo:font-style="normal" style:font-style-asian="normal" style:font-style-complex="normal"/>
    </style:style>
    <style:style style:name="T29" style:family="text">
      <style:text-properties fo:font-weight="bold" style:font-weight-asian="bold"/>
    </style:style>
    <style:style style:name="T30" style:family="text">
      <style:text-properties officeooo:rsid="00207c3f"/>
    </style:style>
    <style:style style:name="T31" style:family="text">
      <style:text-properties officeooo:rsid="0028e21a"/>
    </style:style>
    <style:style style:name="T32" style:family="text">
      <style:text-properties officeooo:rsid="002a8aed"/>
    </style:style>
    <style:style style:name="T33" style:family="text">
      <style:text-properties officeooo:rsid="002aa5bd"/>
    </style:style>
    <style:style style:name="T34" style:family="text">
      <style:text-properties fo:font-variant="normal" fo:text-transform="none" fo:color="#00000a" style:text-outline="false" style:text-line-through-style="none" style:text-line-through-type="none" style:text-position="0% 100%" style:font-name="Calibri" fo:font-size="10pt" fo:letter-spacing="normal" fo:language="en" fo:country="GB" fo:font-style="normal" fo:text-shadow="none" style:text-underline-style="none" fo:font-weight="normal" style:letter-kerning="false" style:font-name-asian="Calibri1"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style>
    <style:style style:name="T3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Fly s<text:bookmark text:name="_GoBack"/>tocks<text:span text:style-name="T1"> </text:span><text:span text:style-name="T7">and rearing conditions</text:span></text:p>
      <text:p text:style-name="P6">Flies were raised under a 12 h light:12 h dark (LD) regimen<text:span text:style-name="T16"> at 25 </text:span><text:span text:style-name="T18">℃</text:span> on <office:annotation office:name="__Annotation__12_2576444458"><dc:creator>Giorgio Gilestro</dc:creator><dc:date>2018-04-13T19:57:58</dc:date><loext:sender-initials>GG</loext:sender-initials><text:p><text:span text:style-name="T34">Don’t we have a better description?</text:span></text:p></office:annotation>standard corn and yeast media.<office:annotation-end office:name="__Annotation__12_2576444458"/> CantonS from Ralf Stanewsky (University of Münster, <text:span text:style-name="T25">Germany</text:span>) were employed for all experiments. All analysed animals were socially naive, unless otherwise stated.</text:p>
      <text:p text:style-name="P10">Behaviour<text:span text:style-name="T9">al experiments</text:span></text:p>
      <text:p text:style-name="P1"><text:span text:style-name="T3">For all experiments, 7-8 days old pupae were sorted into glass tubes (70</text:span><text:span text:style-name="T8">×</text:span><text:span text:style-name="T3">5</text:span><text:span text:style-name="T2">×</text:span><text:span text:style-name="T3">3 mm [length </text:span><text:span text:style-name="T2">×</text:span><text:span text:style-name="T3"> external diameter </text:span><text:span text:style-name="T2">×</text:span><text:span text:style-name="T3"> internal diameter]) containing </text:span><text:span text:style-name="T4">the same</text:span><text:span text:style-name="T3"> food </text:span><text:span text:style-name="T4">used for rearing</text:span><text:span text:style-name="T3">. After </text:span><text:span text:style-name="T4">eclosion</text:span><text:span text:style-name="T3">, animals were sorted according to sex and then the tubes were loaded into ethoscopes “sleep arenas” </text:span><text:reference-mark-start text:name="ZOTERO_ITEM CSL_CITATION {&quot;citationID&quot;:&quot;aqnhb7kleb&quot;,&quot;properties&quot;:{&quot;formattedCitation&quot;:&quot;{\\rtf ({\\i{}1})}&quot;,&quot;plainCitation&quot;:&quot;(1)&quot;},&quot;citationItems&quot;:[{&quot;id&quot;:2390,&quot;uris&quot;:[&quot;http://zotero.org/users/40552/items/88UE49WD&quot;],&quot;uri&quot;:[&quot;http://zotero.org/users/40552/items/88UE49WD&quot;],&quot;itemData&quot;:{&quot;id&quot;:2390,&quot;type&quot;:&quot;article-journal&quot;,&quot;title&quot;:&quot;Ethoscopes: An Open Platform For High-Throughput Ethomics&quot;,&quot;container-title&quot;:&quot;PLOS Biology&quot;,&quot;page&quot;:&quot;e2003026&quot;,&quot;volume&quot;:&quot;15&quot;,&quot;issue&quot;:&quot;10&quot;,&quot;source&quot;:&quot;biorxiv.org&quot;,&quot;abstract&quot;:&quot;We present ethoscopes, machines for high-throughput ethomics in Drosophila and other small animals. Ethoscopes have four unique features: they provide a software and hardware solution that is reproducible and easily scalable; they perform not just real-time tracking, but faithful real-time profiling of behaviour using a supervised machine learning algorithm; they can stimulate flies in a feedback-loop mode; they are highly customisable and open source.&quot;,&quot;DOI&quot;:&quot;10.1371/journal.pbio.2003026&quot;,&quot;shortTitle&quot;:&quot;Ethoscopes&quot;,&quot;journalAbbreviation&quot;:&quot;PLOS Biology&quot;,&quot;language&quot;:&quot;en&quot;,&quot;author&quot;:[{&quot;family&quot;:&quot;Geissmann&quot;,&quot;given&quot;:&quot;Quentin&quot;},{&quot;family&quot;:&quot;Rodriguez&quot;,&quot;given&quot;:&quot;Luis Garcia&quot;},{&quot;family&quot;:&quot;Beckwith&quot;,&quot;given&quot;:&quot;Esteban J.&quot;},{&quot;family&quot;:&quot;French&quot;,&quot;given&quot;:&quot;Alice S.&quot;},{&quot;family&quot;:&quot;Jamasb&quot;,&quot;given&quot;:&quot;Arian R.&quot;},{&quot;family&quot;:&quot;Gilestro&quot;,&quot;given&quot;:&quot;Giorgio F.&quot;}],&quot;issued&quot;:{&quot;date-parts&quot;:[[&quot;2017&quot;,8,19]]}}}],&quot;schema&quot;:&quot;https://github.com/citation-style-language/schema/raw/master/csl-citation.json&quot;} RNDvQaFbJt7tL"/><text:span text:style-name="T20">(</text:span><text:span text:style-name="T21">1</text:span><text:span text:style-name="T20">)</text:span><text:reference-mark-end text:name="ZOTERO_ITEM CSL_CITATION {&quot;citationID&quot;:&quot;aqnhb7kleb&quot;,&quot;properties&quot;:{&quot;formattedCitation&quot;:&quot;{\\rtf ({\\i{}1})}&quot;,&quot;plainCitation&quot;:&quot;(1)&quot;},&quot;citationItems&quot;:[{&quot;id&quot;:2390,&quot;uris&quot;:[&quot;http://zotero.org/users/40552/items/88UE49WD&quot;],&quot;uri&quot;:[&quot;http://zotero.org/users/40552/items/88UE49WD&quot;],&quot;itemData&quot;:{&quot;id&quot;:2390,&quot;type&quot;:&quot;article-journal&quot;,&quot;title&quot;:&quot;Ethoscopes: An Open Platform For High-Throughput Ethomics&quot;,&quot;container-title&quot;:&quot;PLOS Biology&quot;,&quot;page&quot;:&quot;e2003026&quot;,&quot;volume&quot;:&quot;15&quot;,&quot;issue&quot;:&quot;10&quot;,&quot;source&quot;:&quot;biorxiv.org&quot;,&quot;abstract&quot;:&quot;We present ethoscopes, machines for high-throughput ethomics in Drosophila and other small animals. Ethoscopes have four unique features: they provide a software and hardware solution that is reproducible and easily scalable; they perform not just real-time tracking, but faithful real-time profiling of behaviour using a supervised machine learning algorithm; they can stimulate flies in a feedback-loop mode; they are highly customisable and open source.&quot;,&quot;DOI&quot;:&quot;10.1371/journal.pbio.2003026&quot;,&quot;shortTitle&quot;:&quot;Ethoscopes&quot;,&quot;journalAbbreviation&quot;:&quot;PLOS Biology&quot;,&quot;language&quot;:&quot;en&quot;,&quot;author&quot;:[{&quot;family&quot;:&quot;Geissmann&quot;,&quot;given&quot;:&quot;Quentin&quot;},{&quot;family&quot;:&quot;Rodriguez&quot;,&quot;given&quot;:&quot;Luis Garcia&quot;},{&quot;family&quot;:&quot;Beckwith&quot;,&quot;given&quot;:&quot;Esteban J.&quot;},{&quot;family&quot;:&quot;French&quot;,&quot;given&quot;:&quot;Alice S.&quot;},{&quot;family&quot;:&quot;Jamasb&quot;,&quot;given&quot;:&quot;Arian R.&quot;},{&quot;family&quot;:&quot;Gilestro&quot;,&quot;given&quot;:&quot;Giorgio F.&quot;}],&quot;issued&quot;:{&quot;date-parts&quot;:[[&quot;2017&quot;,8,19]]}}}],&quot;schema&quot;:&quot;https://github.com/citation-style-language/schema/raw/master/csl-citation.json&quot;} RNDvQaFbJt7tL"/><text:span text:style-name="T3"> </text:span><text:span text:style-name="T5">(</text:span><text:span text:style-name="T3">20 animals per device). Three days of baseline were recorded before any treatment. All experiments were carried out under LD condition, 50-70% humidity, in incubators set at 25 </text:span><text:span text:style-name="T17">℃</text:span><text:span text:style-name="T3"> and with </text:span><text:span text:style-name="T6">ad libitum</text:span><text:span text:style-name="T3"> access to regular food. Animals that died during the experiment were excluded from the analysis, except for the longevity experiments. </text:span></text:p>
      <text:p text:style-name="P3">To evaluate the effect of mating on sleep <text:span text:style-name="T30">(Fig. 3)</text:span>, a naive male was introduced in the tube of each naive female and allowed to interact for 2 h, from ZT06 to ZT08 <text:span text:style-name="T9">(</text:span><office:annotation office:name="__Annotation__1282_2576444458"><dc:creator>Giorgio Gilestro</dc:creator><dc:date>2018-07-02T14:29:55.277615838</dc:date><loext:sender-initials>GG</loext:sender-initials><text:p text:style-name="P14"><text:span text:style-name="T35"><text:line-break/></text:span><text:span text:style-name="T35">@Esteban, do you know what is the common scholar reference for ZT?</text:span></text:p></office:annotation><text:span text:style-name="T15">zeitgeber</text:span><text:span text:style-name="T9"> time</text:span><office:annotation-end office:name="__Annotation__1282_2576444458"/><text:span text:style-name="T9">)</text:span>. After the interaction, males were removed and the activity profile of the females was recorded for another 3.5 days. The short duration of the interaction and the restrictive space of the glass tube reduces the probability of mating and only about 50% of the flies underwent successful mating. This setup provides the two necessary groups: mated females and females that were courted, but not mated. Effective mating was scored as the presence of larvae in the food four days after the interaction. </text:p>
      <text:p text:style-name="P3">The “rotational module” of the ethoscope platform was used to perform the 12 h dynamic sleep deprivation treatments shown in Figure <text:span text:style-name="T9">5</text:span>. Different durations of immobility were employed to trigger the rotation of the tube, as listed in <text:span text:style-name="T9">the</text:span> <text:span text:style-name="T9">f</text:span>igure <text:span text:style-name="T9">(from 10 s to 1000 s)</text:span>.</text:p>
      <text:p text:style-name="P3"><text:span text:style-name="T9">T</text:span>he effect<text:span text:style-name="T9">s</text:span> of long lasting dynamic sleep deprivation <text:span text:style-name="T9">shown in Figures 4 and 6 were tested using the</text:span> “optomotor module”, <text:span text:style-name="T9">programmed with</text:span> <text:span text:style-name="T9">a </text:span>20 seconds immobility trigger. <text:span text:style-name="T9">Once a week, </text:span>flies were transferred to fresh tube in order to ensure good quality food during the entire experiment. <text:span text:style-name="T9">For the experiment shown in Figure 6, </text:span><text:s/><text:span text:style-name="T9">sleep deprivation was stopped a</text:span>fter 9.5 days o<text:span text:style-name="T9">f treatment and</text:span> animals were allowed to recover for 3 days in the ethoscopes at 25 <text:span text:style-name="T18">℃ </text:span><text:span text:style-name="T19">to measure sleep rebound.</text:span></text:p>
      <text:p text:style-name="P5"><text:soft-page-break/></text:p>
      <text:p text:style-name="P5"/>
      <text:p text:style-name="P2"><text:span text:style-name="T9">For the experiment shown in Figure 1C, </text:span>behaviour of both males and females was recorded for seven days<text:span text:style-name="T9">, then</text:span> transferred to fresh tubes <text:span text:style-name="T9">and recorded for another seven days</text:span>. In order to avoid confounding effects related to the location of the tube on sleep amount (<text:span text:style-name="T14">e.g.</text:span> an ethoscope and incubator), the new position of all the tubes was systematically interspersed <text:reference-mark-start text:name="ZOTERO_ITEM CSL_CITATION {&quot;citationID&quot;:&quot;a2orrm3e01j&quot;,&quot;properties&quot;:{&quot;formattedCitation&quot;:&quot;{\\rtf ({\\i{}2})}&quot;,&quot;plainCitation&quot;:&quot;(2)&quot;},&quot;citationItems&quot;:[{&quot;id&quot;:3499,&quot;uris&quot;:[&quot;http://zotero.org/users/40552/items/VIXLXV7Z&quot;],&quot;uri&quot;:[&quot;http://zotero.org/users/40552/items/VIXLXV7Z&quot;],&quot;itemData&quot;:{&quot;id&quot;:3499,&quot;type&quot;:&quot;article-journal&quot;,&quot;title&quot;:&quot;Pseudoreplication and the Design of Ecological Field Experiments&quot;,&quot;container-title&quot;:&quot;Ecological Monographs&quot;,&quot;page&quot;:&quot;187-211&quot;,&quot;volume&quot;:&quot;54&quot;,&quot;issue&quot;:&quot;2&quot;,&quot;source&quot;:&quot;JSTOR&quot;,&quot;abstract&quot;:&quot;Pseudoreplication is defined as the use of inferential statistics to test for treatment effects with data from experiments where either treatments are not replicated (though samples may be) or replicates are not statistically independent. In ANOVA terminology, it is the testing for treatment effects with an error term inappropriate to the hypothesis being considered. Scrutiny of 176 experimental studies published between 1960 and the present revealed that pseudoreplication occurred in 27% of them, or 48% of all such studies that applied inferential statistics. The incidence of pseudoreplication is especially high in studies of marine benthos and small mammals. The critical features of controlled experimentation are reviewed. Nondemonic intrusion is defined as the impingement of chance events on an experiment in progress. As a safeguard against both it and preexisting gradients, interspersion of treatments is argued to be an obligatory feature of good design. Especially in small experiments, adequate interspersion can sometimes be assured only by dispensing with strict randomization procedures. Comprehension of this conflict between interspersion and randomization is aided by distinguishing pre-layout (or conventional) and layout-specific alpha (probability of type I error). Suggestions are offered to statisticians and editors of ecological journals as to how ecologists' understanding of experimental design and statistics might be improved.&quot;,&quot;DOI&quot;:&quot;10.2307/1942661&quot;,&quot;ISSN&quot;:&quot;0012-9615&quot;,&quot;author&quot;:[{&quot;family&quot;:&quot;Hurlbert&quot;,&quot;given&quot;:&quot;Stuart H.&quot;}],&quot;issued&quot;:{&quot;date-parts&quot;:[[&quot;1984&quot;]]}}}],&quot;schema&quot;:&quot;https://github.com/citation-style-language/schema/raw/master/csl-citation.json&quot;} RNDL6bUBnMWZT"/><text:span text:style-name="T23">(</text:span><text:span text:style-name="T22">2</text:span><text:span text:style-name="T23">)</text:span><text:reference-mark-end text:name="ZOTERO_ITEM CSL_CITATION {&quot;citationID&quot;:&quot;a2orrm3e01j&quot;,&quot;properties&quot;:{&quot;formattedCitation&quot;:&quot;{\\rtf ({\\i{}2})}&quot;,&quot;plainCitation&quot;:&quot;(2)&quot;},&quot;citationItems&quot;:[{&quot;id&quot;:3499,&quot;uris&quot;:[&quot;http://zotero.org/users/40552/items/VIXLXV7Z&quot;],&quot;uri&quot;:[&quot;http://zotero.org/users/40552/items/VIXLXV7Z&quot;],&quot;itemData&quot;:{&quot;id&quot;:3499,&quot;type&quot;:&quot;article-journal&quot;,&quot;title&quot;:&quot;Pseudoreplication and the Design of Ecological Field Experiments&quot;,&quot;container-title&quot;:&quot;Ecological Monographs&quot;,&quot;page&quot;:&quot;187-211&quot;,&quot;volume&quot;:&quot;54&quot;,&quot;issue&quot;:&quot;2&quot;,&quot;source&quot;:&quot;JSTOR&quot;,&quot;abstract&quot;:&quot;Pseudoreplication is defined as the use of inferential statistics to test for treatment effects with data from experiments where either treatments are not replicated (though samples may be) or replicates are not statistically independent. In ANOVA terminology, it is the testing for treatment effects with an error term inappropriate to the hypothesis being considered. Scrutiny of 176 experimental studies published between 1960 and the present revealed that pseudoreplication occurred in 27% of them, or 48% of all such studies that applied inferential statistics. The incidence of pseudoreplication is especially high in studies of marine benthos and small mammals. The critical features of controlled experimentation are reviewed. Nondemonic intrusion is defined as the impingement of chance events on an experiment in progress. As a safeguard against both it and preexisting gradients, interspersion of treatments is argued to be an obligatory feature of good design. Especially in small experiments, adequate interspersion can sometimes be assured only by dispensing with strict randomization procedures. Comprehension of this conflict between interspersion and randomization is aided by distinguishing pre-layout (or conventional) and layout-specific alpha (probability of type I error). Suggestions are offered to statisticians and editors of ecological journals as to how ecologists' understanding of experimental design and statistics might be improved.&quot;,&quot;DOI&quot;:&quot;10.2307/1942661&quot;,&quot;ISSN&quot;:&quot;0012-9615&quot;,&quot;author&quot;:[{&quot;family&quot;:&quot;Hurlbert&quot;,&quot;given&quot;:&quot;Stuart H.&quot;}],&quot;issued&quot;:{&quot;date-parts&quot;:[[&quot;1984&quot;]]}}}],&quot;schema&quot;:&quot;https://github.com/citation-style-language/schema/raw/master/csl-citation.json&quot;} RNDL6bUBnMWZT"/>. Namely, low and high sleepers from the same experiment and sex were paired as neighbours in a new arena and their behaviour was recorded for another week. <text:span text:style-name="T30">Comparison was between days 2-7 and 8-13, ignoring the first day, and the day after the change of.</text:span></text:p>
      <text:p text:style-name="P5"/>
      <text:p text:style-name="P9">Behavioural scoring</text:p>
      <text:p text:style-name="P4"><text:span text:style-name="T27">Immobility</text:span> was scored by thresholding maximal velocity on ten second epochs, as <text:span text:style-name="T11">previously</text:span> described <text:reference-mark-start text:name="ZOTERO_ITEM CSL_CITATION {&quot;citationID&quot;:&quot;a3rj61u6c4&quot;,&quot;properties&quot;:{&quot;formattedCitation&quot;:&quot;{\\rtf ({\\i{}1})}&quot;,&quot;plainCitation&quot;:&quot;(1)&quot;},&quot;citationItems&quot;:[{&quot;id&quot;:2390,&quot;uris&quot;:[&quot;http://zotero.org/users/40552/items/88UE49WD&quot;],&quot;uri&quot;:[&quot;http://zotero.org/users/40552/items/88UE49WD&quot;],&quot;itemData&quot;:{&quot;id&quot;:2390,&quot;type&quot;:&quot;article-journal&quot;,&quot;title&quot;:&quot;Ethoscopes: An Open Platform For High-Throughput Ethomics&quot;,&quot;container-title&quot;:&quot;PLOS Biology&quot;,&quot;page&quot;:&quot;e2003026&quot;,&quot;volume&quot;:&quot;15&quot;,&quot;issue&quot;:&quot;10&quot;,&quot;source&quot;:&quot;biorxiv.org&quot;,&quot;abstract&quot;:&quot;We present ethoscopes, machines for high-throughput ethomics in Drosophila and other small animals. Ethoscopes have four unique features: they provide a software and hardware solution that is reproducible and easily scalable; they perform not just real-time tracking, but faithful real-time profiling of behaviour using a supervised machine learning algorithm; they can stimulate flies in a feedback-loop mode; they are highly customisable and open source.&quot;,&quot;DOI&quot;:&quot;10.1371/journal.pbio.2003026&quot;,&quot;shortTitle&quot;:&quot;Ethoscopes&quot;,&quot;journalAbbreviation&quot;:&quot;PLOS Biology&quot;,&quot;language&quot;:&quot;en&quot;,&quot;author&quot;:[{&quot;family&quot;:&quot;Geissmann&quot;,&quot;given&quot;:&quot;Quentin&quot;},{&quot;family&quot;:&quot;Rodriguez&quot;,&quot;given&quot;:&quot;Luis Garcia&quot;},{&quot;family&quot;:&quot;Beckwith&quot;,&quot;given&quot;:&quot;Esteban J.&quot;},{&quot;family&quot;:&quot;French&quot;,&quot;given&quot;:&quot;Alice S.&quot;},{&quot;family&quot;:&quot;Jamasb&quot;,&quot;given&quot;:&quot;Arian R.&quot;},{&quot;family&quot;:&quot;Gilestro&quot;,&quot;given&quot;:&quot;Giorgio F.&quot;}],&quot;issued&quot;:{&quot;date-parts&quot;:[[&quot;2017&quot;,8,19]]}}}],&quot;schema&quot;:&quot;https://github.com/citation-style-language/schema/raw/master/csl-citation.json&quot;} RNDHFhHfuyFhb"/><text:span text:style-name="T23">(</text:span><text:span text:style-name="T22">1</text:span>)<text:reference-mark-end text:name="ZOTERO_ITEM CSL_CITATION {&quot;citationID&quot;:&quot;a3rj61u6c4&quot;,&quot;properties&quot;:{&quot;formattedCitation&quot;:&quot;{\\rtf ({\\i{}1})}&quot;,&quot;plainCitation&quot;:&quot;(1)&quot;},&quot;citationItems&quot;:[{&quot;id&quot;:2390,&quot;uris&quot;:[&quot;http://zotero.org/users/40552/items/88UE49WD&quot;],&quot;uri&quot;:[&quot;http://zotero.org/users/40552/items/88UE49WD&quot;],&quot;itemData&quot;:{&quot;id&quot;:2390,&quot;type&quot;:&quot;article-journal&quot;,&quot;title&quot;:&quot;Ethoscopes: An Open Platform For High-Throughput Ethomics&quot;,&quot;container-title&quot;:&quot;PLOS Biology&quot;,&quot;page&quot;:&quot;e2003026&quot;,&quot;volume&quot;:&quot;15&quot;,&quot;issue&quot;:&quot;10&quot;,&quot;source&quot;:&quot;biorxiv.org&quot;,&quot;abstract&quot;:&quot;We present ethoscopes, machines for high-throughput ethomics in Drosophila and other small animals. Ethoscopes have four unique features: they provide a software and hardware solution that is reproducible and easily scalable; they perform not just real-time tracking, but faithful real-time profiling of behaviour using a supervised machine learning algorithm; they can stimulate flies in a feedback-loop mode; they are highly customisable and open source.&quot;,&quot;DOI&quot;:&quot;10.1371/journal.pbio.2003026&quot;,&quot;shortTitle&quot;:&quot;Ethoscopes&quot;,&quot;journalAbbreviation&quot;:&quot;PLOS Biology&quot;,&quot;language&quot;:&quot;en&quot;,&quot;author&quot;:[{&quot;family&quot;:&quot;Geissmann&quot;,&quot;given&quot;:&quot;Quentin&quot;},{&quot;family&quot;:&quot;Rodriguez&quot;,&quot;given&quot;:&quot;Luis Garcia&quot;},{&quot;family&quot;:&quot;Beckwith&quot;,&quot;given&quot;:&quot;Esteban J.&quot;},{&quot;family&quot;:&quot;French&quot;,&quot;given&quot;:&quot;Alice S.&quot;},{&quot;family&quot;:&quot;Jamasb&quot;,&quot;given&quot;:&quot;Arian R.&quot;},{&quot;family&quot;:&quot;Gilestro&quot;,&quot;given&quot;:&quot;Giorgio F.&quot;}],&quot;issued&quot;:{&quot;date-parts&quot;:[[&quot;2017&quot;,8,19]]}}}],&quot;schema&quot;:&quot;https://github.com/citation-style-language/schema/raw/master/csl-citation.json&quot;} RNDHFhHfuyFhb"/>. Sleep was computed using the <text:span text:style-name="T11">so-called </text:span>five minute rule, <text:span text:style-name="T11">according to which</text:span> <text:span text:style-name="T11">all </text:span>immobility bouts longer than 300 s were counted as sleep bouts <text:span text:style-name="T11">(including the first 300 s). </text:span>During mechanical sleep deprivation, velocity measurements subsequent to stimuli were masked in order to avoid false positive of fly movement <text:reference-mark-start text:name="ZOTERO_ITEM CSL_CITATION {&quot;citationID&quot;:&quot;a1r09jpg9mo&quot;,&quot;properties&quot;:{&quot;formattedCitation&quot;:&quot;{\\rtf ({\\i{}1})}&quot;,&quot;plainCitation&quot;:&quot;(1)&quot;},&quot;citationItems&quot;:[{&quot;id&quot;:2390,&quot;uris&quot;:[&quot;http://zotero.org/users/40552/items/88UE49WD&quot;],&quot;uri&quot;:[&quot;http://zotero.org/users/40552/items/88UE49WD&quot;],&quot;itemData&quot;:{&quot;id&quot;:2390,&quot;type&quot;:&quot;article-journal&quot;,&quot;title&quot;:&quot;Ethoscopes: An Open Platform For High-Throughput Ethomics&quot;,&quot;container-title&quot;:&quot;PLOS Biology&quot;,&quot;page&quot;:&quot;e2003026&quot;,&quot;volume&quot;:&quot;15&quot;,&quot;issue&quot;:&quot;10&quot;,&quot;source&quot;:&quot;biorxiv.org&quot;,&quot;abstract&quot;:&quot;We present ethoscopes, machines for high-throughput ethomics in Drosophila and other small animals. Ethoscopes have four unique features: they provide a software and hardware solution that is reproducible and easily scalable; they perform not just real-time tracking, but faithful real-time profiling of behaviour using a supervised machine learning algorithm; they can stimulate flies in a feedback-loop mode; they are highly customisable and open source.&quot;,&quot;DOI&quot;:&quot;10.1371/journal.pbio.2003026&quot;,&quot;shortTitle&quot;:&quot;Ethoscopes&quot;,&quot;journalAbbreviation&quot;:&quot;PLOS Biology&quot;,&quot;language&quot;:&quot;en&quot;,&quot;author&quot;:[{&quot;family&quot;:&quot;Geissmann&quot;,&quot;given&quot;:&quot;Quentin&quot;},{&quot;family&quot;:&quot;Rodriguez&quot;,&quot;given&quot;:&quot;Luis Garcia&quot;},{&quot;family&quot;:&quot;Beckwith&quot;,&quot;given&quot;:&quot;Esteban J.&quot;},{&quot;family&quot;:&quot;French&quot;,&quot;given&quot;:&quot;Alice S.&quot;},{&quot;family&quot;:&quot;Jamasb&quot;,&quot;given&quot;:&quot;Arian R.&quot;},{&quot;family&quot;:&quot;Gilestro&quot;,&quot;given&quot;:&quot;Giorgio F.&quot;}],&quot;issued&quot;:{&quot;date-parts&quot;:[[&quot;2017&quot;,8,19]]}}}],&quot;schema&quot;:&quot;https://github.com/citation-style-language/schema/raw/master/csl-citation.json&quot;} RNDq1wtM0gL0M"/><text:span text:style-name="T23">(</text:span><text:span text:style-name="T22">1</text:span><text:span text:style-name="T23">)</text:span><text:reference-mark-end text:name="ZOTERO_ITEM CSL_CITATION {&quot;citationID&quot;:&quot;a1r09jpg9mo&quot;,&quot;properties&quot;:{&quot;formattedCitation&quot;:&quot;{\\rtf ({\\i{}1})}&quot;,&quot;plainCitation&quot;:&quot;(1)&quot;},&quot;citationItems&quot;:[{&quot;id&quot;:2390,&quot;uris&quot;:[&quot;http://zotero.org/users/40552/items/88UE49WD&quot;],&quot;uri&quot;:[&quot;http://zotero.org/users/40552/items/88UE49WD&quot;],&quot;itemData&quot;:{&quot;id&quot;:2390,&quot;type&quot;:&quot;article-journal&quot;,&quot;title&quot;:&quot;Ethoscopes: An Open Platform For High-Throughput Ethomics&quot;,&quot;container-title&quot;:&quot;PLOS Biology&quot;,&quot;page&quot;:&quot;e2003026&quot;,&quot;volume&quot;:&quot;15&quot;,&quot;issue&quot;:&quot;10&quot;,&quot;source&quot;:&quot;biorxiv.org&quot;,&quot;abstract&quot;:&quot;We present ethoscopes, machines for high-throughput ethomics in Drosophila and other small animals. Ethoscopes have four unique features: they provide a software and hardware solution that is reproducible and easily scalable; they perform not just real-time tracking, but faithful real-time profiling of behaviour using a supervised machine learning algorithm; they can stimulate flies in a feedback-loop mode; they are highly customisable and open source.&quot;,&quot;DOI&quot;:&quot;10.1371/journal.pbio.2003026&quot;,&quot;shortTitle&quot;:&quot;Ethoscopes&quot;,&quot;journalAbbreviation&quot;:&quot;PLOS Biology&quot;,&quot;language&quot;:&quot;en&quot;,&quot;author&quot;:[{&quot;family&quot;:&quot;Geissmann&quot;,&quot;given&quot;:&quot;Quentin&quot;},{&quot;family&quot;:&quot;Rodriguez&quot;,&quot;given&quot;:&quot;Luis Garcia&quot;},{&quot;family&quot;:&quot;Beckwith&quot;,&quot;given&quot;:&quot;Esteban J.&quot;},{&quot;family&quot;:&quot;French&quot;,&quot;given&quot;:&quot;Alice S.&quot;},{&quot;family&quot;:&quot;Jamasb&quot;,&quot;given&quot;:&quot;Arian R.&quot;},{&quot;family&quot;:&quot;Gilestro&quot;,&quot;given&quot;:&quot;Giorgio F.&quot;}],&quot;issued&quot;:{&quot;date-parts&quot;:[[&quot;2017&quot;,8,19]]}}}],&quot;schema&quot;:&quot;https://github.com/citation-style-language/schema/raw/master/csl-citation.json&quot;} RNDq1wtM0gL0M"/>. Specifically, data in the six seconds following the onset of each rotation were not considered for sleep scoring. </text:p>
      <text:p text:style-name="P4">Sleep rebound <text:span text:style-name="T10">shown</text:span> <text:span text:style-name="T10">in f</text:span>ig<text:span text:style-name="T10">ure</text:span> <text:span text:style-name="T11">5</text:span>D and H <text:s/>was expressed as the difference between the sleep amount measured during rebound and the expected sleep amount. <text:s/>Expected sleep amounts were inferred by a linear regression between the reference baseline sleep and sleep during the rebound period, in the relevant control population.</text:p>
      <text:p text:style-name="P5"><text:span text:style-name="T12">&lt;</text:span><text:span text:style-name="T24">Include “Rebound calculation” section from method_equations.tex</text:span><text:span text:style-name="T12">&gt;</text:span></text:p>
      <text:p text:style-name="P5">Behavioural state (“quiescence”, “micro-movement” and “walking”) was defined for each consecutive minute of behaviour (<text:span text:style-name="T14">B</text:span><text:span text:style-name="T28">)</text:span> according to the following rule:</text:p>
      <text:p text:style-name="P5"><text:span text:style-name="T12">&lt;</text:span><text:span text:style-name="T24">Include “Behavioural state” section from method_equations.tex</text:span><text:span text:style-name="T12">&gt;</text:span></text:p>
      <text:p text:style-name="P5">Due to the different amount of food and cotton wool in each tube, the space available inside each experimental tube may be slightly different between individual animals. <text:s/>In order to compare flies position with respect to the boundary of their respective experimental environments, the animal longitudinal position was expressed relatively to the food (position = 0) and the cotton wool (position = 1) <text:s/>edges:</text:p>
      <text:p text:style-name="P5"><text:soft-page-break/><text:span text:style-name="T12">&lt;</text:span><text:span text:style-name="T24">Include “Relative position” section from method_equations.tex</text:span><text:span text:style-name="T12">&gt;</text:span></text:p>
      <text:p text:style-name="P7"/>
      <text:p text:style-name="P9">Dendrogram<text:span text:style-name="T11">s and hierarchical clustering</text:span></text:p>
      <text:p text:style-name="P8">The dendrograms in Fig 3D and S2A are the result of a hierarchical clustering using the Unweighted Pair Group Method with Arithmetic Mean (UPGMA) method <text:reference-mark-start text:name="ZOTERO_ITEM CSL_CITATION {&quot;citationID&quot;:&quot;agtf8c61mi&quot;,&quot;properties&quot;:{&quot;formattedCitation&quot;:&quot;{\\rtf ({\\i{}3})}&quot;,&quot;plainCitation&quot;:&quot;(3)&quot;},&quot;citationItems&quot;:[{&quot;id&quot;:3500,&quot;uris&quot;:[&quot;http://zotero.org/users/40552/items/6GGGYP22&quot;],&quot;uri&quot;:[&quot;http://zotero.org/users/40552/items/6GGGYP22&quot;],&quot;itemData&quot;:{&quot;id&quot;:3500,&quot;type&quot;:&quot;book&quot;,&quot;title&quot;:&quot;A Statistical Method for Evaluating Systematic Relationships&quot;,&quot;publisher&quot;:&quot;University of Kansas&quot;,&quot;number-of-pages&quot;:&quot;30&quot;,&quot;source&quot;:&quot;Google Books&quot;,&quot;note&quot;:&quot;Google-Books-ID: o1BlHAAACAAJ&quot;,&quot;language&quot;:&quot;en&quot;,&quot;author&quot;:[{&quot;family&quot;:&quot;Sokal&quot;,&quot;given&quot;:&quot;Robert Reuven&quot;},{&quot;family&quot;:&quot;Michener&quot;,&quot;given&quot;:&quot;Charles Duncan&quot;}],&quot;issued&quot;:{&quot;date-parts&quot;:[[&quot;1958&quot;]]}}}],&quot;schema&quot;:&quot;https://github.com/citation-style-language/schema/raw/master/csl-citation.json&quot;} RNDIGPJgRv0W5"/><text:span text:style-name="T23">(</text:span><text:span text:style-name="T22">3</text:span><text:span text:style-name="T23">)</text:span><text:reference-mark-end text:name="ZOTERO_ITEM CSL_CITATION {&quot;citationID&quot;:&quot;agtf8c61mi&quot;,&quot;properties&quot;:{&quot;formattedCitation&quot;:&quot;{\\rtf ({\\i{}3})}&quot;,&quot;plainCitation&quot;:&quot;(3)&quot;},&quot;citationItems&quot;:[{&quot;id&quot;:3500,&quot;uris&quot;:[&quot;http://zotero.org/users/40552/items/6GGGYP22&quot;],&quot;uri&quot;:[&quot;http://zotero.org/users/40552/items/6GGGYP22&quot;],&quot;itemData&quot;:{&quot;id&quot;:3500,&quot;type&quot;:&quot;book&quot;,&quot;title&quot;:&quot;A Statistical Method for Evaluating Systematic Relationships&quot;,&quot;publisher&quot;:&quot;University of Kansas&quot;,&quot;number-of-pages&quot;:&quot;30&quot;,&quot;source&quot;:&quot;Google Books&quot;,&quot;note&quot;:&quot;Google-Books-ID: o1BlHAAACAAJ&quot;,&quot;language&quot;:&quot;en&quot;,&quot;author&quot;:[{&quot;family&quot;:&quot;Sokal&quot;,&quot;given&quot;:&quot;Robert Reuven&quot;},{&quot;family&quot;:&quot;Michener&quot;,&quot;given&quot;:&quot;Charles Duncan&quot;}],&quot;issued&quot;:{&quot;date-parts&quot;:[[&quot;1958&quot;]]}}}],&quot;schema&quot;:&quot;https://github.com/citation-style-language/schema/raw/master/csl-citation.json&quot;} RNDIGPJgRv0W5"/>.</text:p>
      <text:p text:style-name="P8">During an interval of time, the proportion of time spent by an animal in a behavioural state can be formulated as an empirical discrete probability density function. In this context, the distance between each pair of animal was computed using the average of Bhattacharyya distances <text:reference-mark-start text:name="ZOTERO_ITEM CSL_CITATION {&quot;citationID&quot;:&quot;a137gpvrbbv&quot;,&quot;properties&quot;:{&quot;formattedCitation&quot;:&quot;{\\rtf ({\\i{}4})}&quot;,&quot;plainCitation&quot;:&quot;(4)&quot;},&quot;citationItems&quot;:[{&quot;id&quot;:3502,&quot;uris&quot;:[&quot;http://zotero.org/users/40552/items/6ZHU75BE&quot;],&quot;uri&quot;:[&quot;http://zotero.org/users/40552/items/6ZHU75BE&quot;],&quot;itemData&quot;:{&quot;id&quot;:3502,&quot;type&quot;:&quot;article-journal&quot;,&quot;title&quot;:&quot;On a measure of divergence between two statistical populations defined by their probability distributions&quot;,&quot;container-title&quot;:&quot;Bulletin of the Calcutta Mathematical Society&quot;,&quot;page&quot;:&quot;99-109&quot;,&quot;volume&quot;:&quot;35&quot;,&quot;source&quot;:&quot;CiteULike&quot;,&quot;author&quot;:[{&quot;family&quot;:&quot;Bhattacharyya&quot;,&quot;given&quot;:&quot;A&quot;}],&quot;issued&quot;:{&quot;date-parts&quot;:[[&quot;1943&quot;]]}}}],&quot;schema&quot;:&quot;https://github.com/citation-style-language/schema/raw/master/csl-citation.json&quot;} RNDRg4qTWRMSz"/><text:span text:style-name="T23">(</text:span><text:span text:style-name="T22">4</text:span><text:span text:style-name="T23">)</text:span><text:reference-mark-end text:name="ZOTERO_ITEM CSL_CITATION {&quot;citationID&quot;:&quot;a137gpvrbbv&quot;,&quot;properties&quot;:{&quot;formattedCitation&quot;:&quot;{\\rtf ({\\i{}4})}&quot;,&quot;plainCitation&quot;:&quot;(4)&quot;},&quot;citationItems&quot;:[{&quot;id&quot;:3502,&quot;uris&quot;:[&quot;http://zotero.org/users/40552/items/6ZHU75BE&quot;],&quot;uri&quot;:[&quot;http://zotero.org/users/40552/items/6ZHU75BE&quot;],&quot;itemData&quot;:{&quot;id&quot;:3502,&quot;type&quot;:&quot;article-journal&quot;,&quot;title&quot;:&quot;On a measure of divergence between two statistical populations defined by their probability distributions&quot;,&quot;container-title&quot;:&quot;Bulletin of the Calcutta Mathematical Society&quot;,&quot;page&quot;:&quot;99-109&quot;,&quot;volume&quot;:&quot;35&quot;,&quot;source&quot;:&quot;CiteULike&quot;,&quot;author&quot;:[{&quot;family&quot;:&quot;Bhattacharyya&quot;,&quot;given&quot;:&quot;A&quot;}],&quot;issued&quot;:{&quot;date-parts&quot;:[[&quot;1943&quot;]]}}}],&quot;schema&quot;:&quot;https://github.com/citation-style-language/schema/raw/master/csl-citation.json&quot;} RNDRg4qTWRMSz"/> over the entire day:</text:p>
      <text:p text:style-name="P5"/>
      <text:p text:style-name="P5"><text:span text:style-name="T12">&lt;</text:span><text:span text:style-name="T24">Include “Hierarchical clustering” section from method_equations.tex</text:span><text:span text:style-name="T12">&gt;</text:span></text:p>
      <text:p text:style-name="P5"/>
      <text:p text:style-name="P9">Statistics</text:p>
      <text:p text:style-name="P8">Unless otherwise stated, the shaded areas around the mean (<text:span text:style-name="T14">e.g.</text:span> Fig. 3A and B), <text:span text:style-name="T31">and </text:span>the error bars (<text:span text:style-name="T14">e.g.</text:span> Fig. <text:span text:style-name="T26">5</text:span>B-<text:span text:style-name="T26">D and F-H</text:span>) are 95% confidence interval computed using basic bootstrap resampling <text:reference-mark-start text:name="ZOTERO_ITEM CSL_CITATION {&quot;citationID&quot;:&quot;a20mjkfjmlt&quot;,&quot;properties&quot;:{&quot;formattedCitation&quot;:&quot;{\\rtf ({\\i{}5})}&quot;,&quot;plainCitation&quot;:&quot;(5)&quot;},&quot;citationItems&quot;:[{&quot;id&quot;:3503,&quot;uris&quot;:[&quot;http://zotero.org/users/40552/items/BJ4AMTDD&quot;],&quot;uri&quot;:[&quot;http://zotero.org/users/40552/items/BJ4AMTDD&quot;],&quot;itemData&quot;:{&quot;id&quot;:3503,&quot;type&quot;:&quot;article-journal&quot;,&quot;title&quot;:&quot;Bootstrap Methods: Another Look at the Jackknife&quot;,&quot;container-title&quot;:&quot;The Annals of Statistics&quot;,&quot;page&quot;:&quot;1-26&quot;,&quot;volume&quot;:&quot;7&quot;,&quot;issue&quot;:&quot;1&quot;,&quot;source&quot;:&quot;Project Euclid&quot;,&quot;abstract&quot;:&quot;We discuss the following problem: given a random sample X=(X1,X2,⋯,Xn)X=(X1,X2,⋯,Xn)\\mathbf{X} = (X_1, X_2, \\cdots, X_n) from an unknown probability distribution FFF, estimate the sampling distribution of some prespecified random variable R(X,F)R(X,F)R(\\mathbf{X}, F), on the basis of the observed data xx\\mathbf{x}. (Standard jackknife theory gives an approximate mean and variance in the case R(X,F)=θ(F^)−θ(F),θR(X,F)=θ(F^)−θ(F),θR(\\mathbf{X}, F) = \\theta(\\hat{F}) - \\theta(F), \\theta some parameter of interest.) A general method, called the \&quot;bootstrap,\&quot; is introduced, and shown to work satisfactorily on a variety of estimation problems. The jackknife is shown to be a linear approximation method for the bootstrap. The exposition proceeds by a series of examples: variance of the sample median, error rates in a linear discriminant analysis, ratio estimation, estimating regression parameters, etc.&quot;,&quot;DOI&quot;:&quot;10.1214/aos/1176344552&quot;,&quot;ISSN&quot;:&quot;0090-5364, 2168-8966&quot;,&quot;note&quot;:&quot;MR: MR515681\nZbl: 0406.62024&quot;,&quot;shortTitle&quot;:&quot;Bootstrap Methods&quot;,&quot;journalAbbreviation&quot;:&quot;Ann. Statist.&quot;,&quot;language&quot;:&quot;EN&quot;,&quot;author&quot;:[{&quot;family&quot;:&quot;Efron&quot;,&quot;given&quot;:&quot;B.&quot;}],&quot;issued&quot;:{&quot;date-parts&quot;:[[&quot;1979&quot;,1]]}}}],&quot;schema&quot;:&quot;https://github.com/citation-style-language/schema/raw/master/csl-citation.json&quot;} RNDxpPdUKEB2C"/><text:span text:style-name="T23">(</text:span><text:span text:style-name="T22">5</text:span><text:span text:style-name="T23">)</text:span><text:reference-mark-end text:name="ZOTERO_ITEM CSL_CITATION {&quot;citationID&quot;:&quot;a20mjkfjmlt&quot;,&quot;properties&quot;:{&quot;formattedCitation&quot;:&quot;{\\rtf ({\\i{}5})}&quot;,&quot;plainCitation&quot;:&quot;(5)&quot;},&quot;citationItems&quot;:[{&quot;id&quot;:3503,&quot;uris&quot;:[&quot;http://zotero.org/users/40552/items/BJ4AMTDD&quot;],&quot;uri&quot;:[&quot;http://zotero.org/users/40552/items/BJ4AMTDD&quot;],&quot;itemData&quot;:{&quot;id&quot;:3503,&quot;type&quot;:&quot;article-journal&quot;,&quot;title&quot;:&quot;Bootstrap Methods: Another Look at the Jackknife&quot;,&quot;container-title&quot;:&quot;The Annals of Statistics&quot;,&quot;page&quot;:&quot;1-26&quot;,&quot;volume&quot;:&quot;7&quot;,&quot;issue&quot;:&quot;1&quot;,&quot;source&quot;:&quot;Project Euclid&quot;,&quot;abstract&quot;:&quot;We discuss the following problem: given a random sample X=(X1,X2,⋯,Xn)X=(X1,X2,⋯,Xn)\\mathbf{X} = (X_1, X_2, \\cdots, X_n) from an unknown probability distribution FFF, estimate the sampling distribution of some prespecified random variable R(X,F)R(X,F)R(\\mathbf{X}, F), on the basis of the observed data xx\\mathbf{x}. (Standard jackknife theory gives an approximate mean and variance in the case R(X,F)=θ(F^)−θ(F),θR(X,F)=θ(F^)−θ(F),θR(\\mathbf{X}, F) = \\theta(\\hat{F}) - \\theta(F), \\theta some parameter of interest.) A general method, called the \&quot;bootstrap,\&quot; is introduced, and shown to work satisfactorily on a variety of estimation problems. The jackknife is shown to be a linear approximation method for the bootstrap. The exposition proceeds by a series of examples: variance of the sample median, error rates in a linear discriminant analysis, ratio estimation, estimating regression parameters, etc.&quot;,&quot;DOI&quot;:&quot;10.1214/aos/1176344552&quot;,&quot;ISSN&quot;:&quot;0090-5364, 2168-8966&quot;,&quot;note&quot;:&quot;MR: MR515681\nZbl: 0406.62024&quot;,&quot;shortTitle&quot;:&quot;Bootstrap Methods&quot;,&quot;journalAbbreviation&quot;:&quot;Ann. Statist.&quot;,&quot;language&quot;:&quot;EN&quot;,&quot;author&quot;:[{&quot;family&quot;:&quot;Efron&quot;,&quot;given&quot;:&quot;B.&quot;}],&quot;issued&quot;:{&quot;date-parts&quot;:[[&quot;1979&quot;,1]]}}}],&quot;schema&quot;:&quot;https://github.com/citation-style-language/schema/raw/master/csl-citation.json&quot;} RNDxpPdUKEB2C"/> with N=1000. <text:span text:style-name="T32">Median lifespan confidence intervals were estimated <text:s/>accounting for censored data</text:span><text:span text:style-name="T32"><office:annotation><dc:creator>Quentin Geissmann</dc:creator><dc:date>2018-07-03T15:51:09.352718378</dc:date><loext:sender-initials>QG</loext:sender-initials><text:p text:style-name="P13"><text:span text:style-name="T35">Akritas MG (1986): Bootstrapping the Kaplan-Meier estimator. <text:s/>JASA</text:span></text:p><text:p text:style-name="P13"><text:span text:style-name="T35"><text:s text:c="5"/></text:span><text:span text:style-name="T35">81:1032-1038.</text:span></text:p><text:p text:style-name="P13"><text:span text:style-name="T35"/></text:p></office:annotation></text:span>.</text:p>
      <text:p text:style-name="P5">Linear models</text:p>
      <text:p text:style-name="P5">The lines in figur<text:span text:style-name="T33">es 1C and</text:span> 2<text:span text:style-name="T26">B</text:span> are linear regression and the shaded areas are 95% parametric confidence intervals.</text:p>
      <text:p text:style-name="P5">Survival curves</text:p>
      <text:p text:style-name="P5">Figure <text:span text:style-name="T26">4B</text:span> and <text:span text:style-name="T26">C</text:span> are Kaplan-Meier curves. The shaded areas represent a 95% confidence interval.</text:p>
      <text:p text:style-name="P5">Software</text:p>
      <text:p text:style-name="P8">All data analysis was performed in R using the rethomics framework <text:reference-mark-start text:name="ZOTERO_ITEM CSL_CITATION {&quot;citationID&quot;:&quot;auk9f5e7ga&quot;,&quot;properties&quot;:{&quot;formattedCitation&quot;:&quot;{\\rtf ({\\i{}6})}&quot;,&quot;plainCitation&quot;:&quot;(6)&quot;},&quot;citationItems&quot;:[{&quot;id&quot;:3486,&quot;uris&quot;:[&quot;http://zotero.org/users/40552/items/BQLIVSQM&quot;],&quot;uri&quot;:[&quot;http://zotero.org/users/40552/items/BQLIVSQM&quot;],&quot;itemData&quot;:{&quot;id&quot;:3486,&quot;type&quot;:&quot;article-journal&quot;,&quot;title&quot;:&quot;Rethomics: an R framework to analyse high-throughput behavioural data&quot;,&quot;container-title&quot;:&quot;bioRxiv&quot;,&quot;page&quot;:&quot;305664&quot;,&quot;source&quot;:&quot;www.biorxiv.org&quot;,&quot;abstract&quot;:&quot;The recent development of automatised methods to score various behaviours on a large number of animals provides biologists with an unprecedented set of tools to decipher these complex phenotypes. Analysing such data comes with several challenges that are largely shared across acquisition platform and paradigms. Here, we present rethomics, a set of R packages that unifies the analysis of behavioural datasets in an efficient and flexible manner. rethomics offers a computational solution to storing, manipulating and visualising large amounts of behavioural data. We propose it as a tool to bridge the gap between behavioural biology and data sciences, thus connecting computational and behavioural scientists. rethomics comes with a extensive documentation as well as a set of both practical and theoretical tutorials (available at https://rethomics.github.io).&quot;,&quot;DOI&quot;:&quot;10.1101/305664&quot;,&quot;shortTitle&quot;:&quot;Rethomics&quot;,&quot;language&quot;:&quot;en&quot;,&quot;author&quot;:[{&quot;family&quot;:&quot;Geissmann&quot;,&quot;given&quot;:&quot;Quentin&quot;},{&quot;family&quot;:&quot;Rodriguez&quot;,&quot;given&quot;:&quot;Luis Garcia&quot;},{&quot;family&quot;:&quot;Beckwith&quot;,&quot;given&quot;:&quot;Esteban J.&quot;},{&quot;family&quot;:&quot;Gilestro&quot;,&quot;given&quot;:&quot;Giorgio F.&quot;}],&quot;issued&quot;:{&quot;date-parts&quot;:[[&quot;2018&quot;,4,23]]}}}],&quot;schema&quot;:&quot;https://github.com/citation-style-language/schema/raw/master/csl-citation.json&quot;} RNDBRcC3Vebb6"/><text:span text:style-name="T23">(</text:span><text:span text:style-name="T22">6</text:span><text:span text:style-name="T23">)</text:span><text:reference-mark-end text:name="ZOTERO_ITEM CSL_CITATION {&quot;citationID&quot;:&quot;auk9f5e7ga&quot;,&quot;properties&quot;:{&quot;formattedCitation&quot;:&quot;{\\rtf ({\\i{}6})}&quot;,&quot;plainCitation&quot;:&quot;(6)&quot;},&quot;citationItems&quot;:[{&quot;id&quot;:3486,&quot;uris&quot;:[&quot;http://zotero.org/users/40552/items/BQLIVSQM&quot;],&quot;uri&quot;:[&quot;http://zotero.org/users/40552/items/BQLIVSQM&quot;],&quot;itemData&quot;:{&quot;id&quot;:3486,&quot;type&quot;:&quot;article-journal&quot;,&quot;title&quot;:&quot;Rethomics: an R framework to analyse high-throughput behavioural data&quot;,&quot;container-title&quot;:&quot;bioRxiv&quot;,&quot;page&quot;:&quot;305664&quot;,&quot;source&quot;:&quot;www.biorxiv.org&quot;,&quot;abstract&quot;:&quot;The recent development of automatised methods to score various behaviours on a large number of animals provides biologists with an unprecedented set of tools to decipher these complex phenotypes. Analysing such data comes with several challenges that are largely shared across acquisition platform and paradigms. Here, we present rethomics, a set of R packages that unifies the analysis of behavioural datasets in an efficient and flexible manner. rethomics offers a computational solution to storing, manipulating and visualising large amounts of behavioural data. We propose it as a tool to bridge the gap between behavioural biology and data sciences, thus connecting computational and behavioural scientists. rethomics comes with a extensive documentation as well as a set of both practical and theoretical tutorials (available at https://rethomics.github.io).&quot;,&quot;DOI&quot;:&quot;10.1101/305664&quot;,&quot;shortTitle&quot;:&quot;Rethomics&quot;,&quot;language&quot;:&quot;en&quot;,&quot;author&quot;:[{&quot;family&quot;:&quot;Geissmann&quot;,&quot;given&quot;:&quot;Quentin&quot;},{&quot;family&quot;:&quot;Rodriguez&quot;,&quot;given&quot;:&quot;Luis Garcia&quot;},{&quot;family&quot;:&quot;Beckwith&quot;,&quot;given&quot;:&quot;Esteban J.&quot;},{&quot;family&quot;:&quot;Gilestro&quot;,&quot;given&quot;:&quot;Giorgio F.&quot;}],&quot;issued&quot;:{&quot;date-parts&quot;:[[&quot;2018&quot;,4,23]]}}}],&quot;schema&quot;:&quot;https://github.com/citation-style-language/schema/raw/master/csl-citation.json&quot;} RNDBRcC3Vebb6"/>. Figures were drawn using ggplot2 <text:reference-mark-start text:name="ZOTERO_ITEM CSL_CITATION {&quot;citationID&quot;:&quot;a1dkjsrvaon&quot;,&quot;properties&quot;:{&quot;formattedCitation&quot;:&quot;{\\rtf ({\\i{}7})}&quot;,&quot;plainCitation&quot;:&quot;(7)&quot;},&quot;citationItems&quot;:[{&quot;id&quot;:2720,&quot;uris&quot;:[&quot;http://zotero.org/users/40552/items/EKCPEFPS&quot;],&quot;uri&quot;:[&quot;http://zotero.org/users/40552/items/EKCPEFPS&quot;],&quot;itemData&quot;:{&quot;id&quot;:2720,&quot;type&quot;:&quot;book&quot;,&quot;title&quot;:&quot;ggplot2 - Elegant Graphics for Data Analysis&quot;,&quot;publisher&quot;:&quot;Springer&quot;,&quot;source&quot;:&quot;www.springer.com&quot;,&quot;abstract&quot;:&quot;This book describes ggplot2, a new data visualization package for R that uses the insights from Leland Wilkison's Grammar of Graphics to create a powerful...&quot;,&quot;URL&quot;:&quot;http://www.springer.com/us/book/9780387981413&quot;,&quot;ISBN&quot;:&quot;978-0-387-98141-3&quot;,&quot;author&quot;:[{&quot;literal&quot;:&quot;Wickam, Hadley&quot;}],&quot;issued&quot;:{&quot;date-parts&quot;:[[&quot;2009&quot;]]}},&quot;locator&quot;:&quot;2&quot;}],&quot;schema&quot;:&quot;https://github.com/citation-style-language/schema/raw/master/csl-citation.json&quot;} RNDIS97v5DQBF"/><text:span text:style-name="T23">(</text:span><text:span text:style-name="T22">7</text:span><text:span text:style-name="T23">)</text:span><text:reference-mark-end text:name="ZOTERO_ITEM CSL_CITATION {&quot;citationID&quot;:&quot;a1dkjsrvaon&quot;,&quot;properties&quot;:{&quot;formattedCitation&quot;:&quot;{\\rtf ({\\i{}7})}&quot;,&quot;plainCitation&quot;:&quot;(7)&quot;},&quot;citationItems&quot;:[{&quot;id&quot;:2720,&quot;uris&quot;:[&quot;http://zotero.org/users/40552/items/EKCPEFPS&quot;],&quot;uri&quot;:[&quot;http://zotero.org/users/40552/items/EKCPEFPS&quot;],&quot;itemData&quot;:{&quot;id&quot;:2720,&quot;type&quot;:&quot;book&quot;,&quot;title&quot;:&quot;ggplot2 - Elegant Graphics for Data Analysis&quot;,&quot;publisher&quot;:&quot;Springer&quot;,&quot;source&quot;:&quot;www.springer.com&quot;,&quot;abstract&quot;:&quot;This book describes ggplot2, a new data visualization package for R that uses the insights from Leland Wilkison's Grammar of Graphics to create a powerful...&quot;,&quot;URL&quot;:&quot;http://www.springer.com/us/book/9780387981413&quot;,&quot;ISBN&quot;:&quot;978-0-387-98141-3&quot;,&quot;author&quot;:[{&quot;literal&quot;:&quot;Wickam, Hadley&quot;}],&quot;issued&quot;:{&quot;date-parts&quot;:[[&quot;2009&quot;]]}},&quot;locator&quot;:&quot;2&quot;}],&quot;schema&quot;:&quot;https://github.com/citation-style-language/schema/raw/master/csl-citation.json&quot;} RNDIS97v5DQBF"/> and ternary representations in figures 2E and 3C were generated with ggtern <text:s/><text:reference-mark-start text:name="ZOTERO_ITEM CSL_CITATION {&quot;citationID&quot;:&quot;a2dl04lvf5m&quot;,&quot;properties&quot;:{&quot;formattedCitation&quot;:&quot;{\\rtf ({\\i{}8})}&quot;,&quot;plainCitation&quot;:&quot;(8)&quot;},&quot;citationItems&quot;:[{&quot;id&quot;:3506,&quot;uris&quot;:[&quot;http://zotero.org/users/40552/items/8NJQLCEB&quot;],&quot;uri&quot;:[&quot;http://zotero.org/users/40552/items/8NJQLCEB&quot;],&quot;itemData&quot;:{&quot;id&quot;:3506,&quot;type&quot;:&quot;book&quot;,&quot;title&quot;:&quot;ggtern: An Extension to 'ggplot2', for the Creation of Ternary Diagrams&quot;,&quot;URL&quot;:&quot;https://CRAN.R-project.org/package=ggtern&quot;,&quot;author&quot;:[{&quot;family&quot;:&quot;Hamilton&quot;,&quot;given&quot;:&quot;Nicholas&quot;}],&quot;issued&quot;:{&quot;date-parts&quot;:[[&quot;2017&quot;]]}}}],&quot;schema&quot;:&quot;https://github.com/citation-style-language/schema/raw/master/csl-citation.json&quot;} RNDmMaoz6vTAK"/><text:span text:style-name="T23">(</text:span><text:span text:style-name="T22">8</text:span><text:span text:style-name="T23">)</text:span><text:reference-mark-end text:name="ZOTERO_ITEM CSL_CITATION {&quot;citationID&quot;:&quot;a2dl04lvf5m&quot;,&quot;properties&quot;:{&quot;formattedCitation&quot;:&quot;{\\rtf ({\\i{}8})}&quot;,&quot;plainCitation&quot;:&quot;(8)&quot;},&quot;citationItems&quot;:[{&quot;id&quot;:3506,&quot;uris&quot;:[&quot;http://zotero.org/users/40552/items/8NJQLCEB&quot;],&quot;uri&quot;:[&quot;http://zotero.org/users/40552/items/8NJQLCEB&quot;],&quot;itemData&quot;:{&quot;id&quot;:3506,&quot;type&quot;:&quot;book&quot;,&quot;title&quot;:&quot;ggtern: An Extension to 'ggplot2', for the Creation of Ternary Diagrams&quot;,&quot;URL&quot;:&quot;https://CRAN.R-project.org/package=ggtern&quot;,&quot;author&quot;:[{&quot;family&quot;:&quot;Hamilton&quot;,&quot;given&quot;:&quot;Nicholas&quot;}],&quot;issued&quot;:{&quot;date-parts&quot;:[[&quot;2017&quot;]]}}}],&quot;schema&quot;:&quot;https://github.com/citation-style-language/schema/raw/master/csl-citation.json&quot;} RNDmMaoz6vTAK"/>.</text:p>
      <text:section text:style-name="Sect1" text:name="ZOTERO_BIBL {&quot;custom&quot;:[]} CSL_BIBLIOGRAPHY RNDwW3BYPcp2X">
        <text:p text:style-name="Bibliography_20_1"><text:soft-page-break/>1. <text:tab/>Q. Geissmann <text:span text:style-name="T13">et al.</text:span>, <text:span text:style-name="T13">PLOS Biol.</text:span> <text:span text:style-name="T29">15</text:span>, e2003026 (2017).</text:p>
        <text:p text:style-name="Bibliography_20_1">2. <text:tab/>S. H. Hurlbert, <text:span text:style-name="T13">Ecol. Monogr.</text:span> <text:span text:style-name="T29">54</text:span>, 187–211 (1984).</text:p>
        <text:p text:style-name="Bibliography_20_1">3. <text:tab/>R. R. Sokal, C. D. Michener, <text:span text:style-name="T13">A Statistical Method for Evaluating Systematic Relationships</text:span> (University of Kansas, 1958).</text:p>
        <text:p text:style-name="Bibliography_20_1">4. <text:tab/>A. Bhattacharyya, <text:span text:style-name="T13">Bull. Calcutta Math. Soc.</text:span> <text:span text:style-name="T29">35</text:span>, 99–109 (1943).</text:p>
        <text:p text:style-name="Bibliography_20_1">5. <text:tab/>B. Efron, <text:span text:style-name="T13">Ann. Stat.</text:span> <text:span text:style-name="T29">7</text:span>, 1–26 (1979).</text:p>
        <text:p text:style-name="Bibliography_20_1">6. <text:tab/>Q. Geissmann, L. G. Rodriguez, E. J. Beckwith, G. F. Gilestro, <text:span text:style-name="T13">bioRxiv</text:span>, 305664 (2018).</text:p>
        <text:p text:style-name="Bibliography_20_1">7. <text:tab/>Wickam, Hadley, <text:span text:style-name="T13">ggplot2 - Elegant Graphics for Data Analysis</text:span> (Springer, 2009; http://www.springer.com/us/book/9780387981413).</text:p>
        <text:p text:style-name="Bibliography_20_1">8. <text:tab/>N. Hamilton, <text:span text:style-name="T13">ggtern: An Extension to “ggplot2”, for the Creation of Ternary Diagrams</text:span> (2017; https://CRAN.R-project.org/package=ggtern).</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dobe Blank" svg:font-family="'Adobe Blank'"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GB"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GB"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punctuation-wrap="simple" style:writing-mode="lr-tb"/>
      <style:text-properties fo:color="#00000a" style:font-name="Calibri" fo:font-family="Calibri" style:font-family-generic="roman" style:font-pitch="variable" fo:font-size="11pt" fo:language="en" fo:country="GB"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7T14:10:00</meta:creation-date>
    <meta:initial-creator>Beckwith, Esteban J</meta:initial-creator>
    <dc:language>en-GB</dc:language>
    <dc:creator>Quentin Geissmann</dc:creator>
    <dc:date>2018-07-03T17:32:29.696246833</dc:date>
    <meta:editing-cycles>76</meta:editing-cycles>
    <meta:editing-duration>P2DT19H11M40S</meta:editing-duration>
    <meta:generator>LibreOffice/6.0.5.2$Linux_X86_64 LibreOffice_project/00m0$Build-2</meta:generator>
    <meta:document-statistic meta:table-count="0" meta:image-count="0" meta:object-count="0" meta:page-count="4" meta:paragraph-count="36" meta:word-count="1042" meta:character-count="6636" meta:non-whitespace-character-count="5615"/>
    <meta:user-defined meta:name="AppVersion">16.0000</meta:user-defined>
    <meta:user-defined meta:name="Company">Imperial College Lond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35.1"&gt;&lt;session id="hLOz8Aaj"/&gt;&lt;style id="http://www.zotero.org/styles/science-without-titles" hasBibliography="1" bibliographyStyleHasBeenSet="1"/&gt;&lt;prefs&gt;&lt;pref name="fieldType" value="ReferenceMark"/&gt;&lt;pref name="</meta:user-defined>
    <meta:user-defined meta:name="ZOTERO_PREF_2" meta:value-type="string">automaticJournalAbbreviations" value="true"/&gt;&lt;pref name="noteType" value="0"/&gt;&lt;/prefs&gt;&lt;/data&gt;</meta:user-defined>
    <meta:template xlink:type="simple" xlink:actuate="onRequest" xlink:title="Normal" xlink:href=""/>
  </office:meta>
</office:document-meta>
</file>